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22.487cm"/>
    </style:style>
    <style:style style:name="gr2" style:family="graphic" style:parent-style-name="standard">
      <style:graphic-properties draw:textarea-horizontal-align="justify" draw:textarea-vertical-align="middle" draw:auto-grow-height="false" fo:min-height="1.241cm" fo:min-width="3.15cm"/>
    </style:style>
    <style:style style:name="gr3" style:family="graphic" style:parent-style-name="standard">
      <style:graphic-properties draw:textarea-horizontal-align="justify" draw:textarea-vertical-align="middle" draw:auto-grow-height="false" fo:min-height="6.608cm" fo:min-width="3.05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987cm" svg:height="0.635cm" svg:x="2.477cm" svg:y="0.889cm">
          <text:p text:style-name="P1">Tow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651cm" svg:x="2.032cm" svg:y="2.413cm">
          <text:p text:style-name="P1">Pu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1.651cm" svg:x="6.02cm" svg:y="2.413cm">
          <text:p text:style-name="P1">In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1.651cm" svg:x="10.008cm" svg:y="2.413cm">
          <text:p text:style-name="P1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1.651cm" svg:x="13.995cm" svg:y="2.413cm">
          <text:p text:style-name="P1">Training</text:p>
          <text:p text:style-name="P1">Grou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1.651cm" svg:x="17.983cm" svg:y="2.413cm">
          <text:p text:style-name="P1">Temp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1.651cm" svg:x="21.971cm" svg:y="2.413cm">
          <text:p text:style-name="P1">Expl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56cm" svg:height="6.858cm" svg:x="2.159cm" svg:y="4.572cm">
          <text:p text:style-name="P1">AddMember</text:p>
          <text:p text:style-name="P1">RemMember</text:p>
          <text:p text:style-name="P1">InspectMem</text:p>
          <text:p text:style-name="P1">DivvyGold</text:p>
          <text:p text:style-name="P1">Leav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6.858cm" svg:x="6.223cm" svg:y="4.572cm">
          <text:p text:style-name="P1">Res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6.858cm" svg:x="14.097cm" svg:y="4.318cm">
          <text:p text:style-name="P1">Create</text:p>
          <text:p text:style-name="P1">Inspect</text:p>
          <text:p text:style-name="P1">Delete</text:p>
          <text:p text:style-name="P1">ChngName</text:p>
          <text:p text:style-name="P1">ChngClass</text:p>
          <text:p text:style-name="P1">Reorder</text:p>
          <text:p text:style-name="P1">Leav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635cm" fo:margin-bottom="0.635cm" fo:margin-left="0.635cm" fo:margin-right="0.635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09:25:02.079816067</meta:creation-date>
    <dc:date>2018-08-08T10:24:51.292809458</dc:date>
    <meta:editing-duration>PT19M9S</meta:editing-duration>
    <meta:editing-cycles>1</meta:editing-cycles>
    <meta:document-statistic meta:object-count="10"/>
    <meta:generator>LibreOffice/6.1.0.3$Linux_X86_64 LibreOffice_project/10$Build-3</meta:generator>
  </office:meta>
</office:document-meta>
</file>